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7.27pt" svg:y="11.11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 Quartet Score</text:p>
          </table:table-cell>
        </table:table-row>
        <table:table-row table:style-name="ro1">
          <table:table-cell office:value-type="string" calcext:value-type="string">
            <text:p>simulated_5genes_weakILS</text:p>
          </table:table-cell>
          <table:table-cell office:value-type="float" office:value="1630.4" calcext:value-type="float">
            <text:p>1630.4</text:p>
          </table:table-cell>
        </table:table-row>
        <table:table-row table:style-name="ro1">
          <table:table-cell office:value-type="string" calcext:value-type="string">
            <text:p>simulated_15genes_weakILS</text:p>
          </table:table-cell>
          <table:table-cell office:value-type="float" office:value="4871.3" calcext:value-type="float">
            <text:p>4871.3</text:p>
          </table:table-cell>
        </table:table-row>
        <table:table-row table:style-name="ro1">
          <table:table-cell office:value-type="string" calcext:value-type="string">
            <text:p>simulated_25genes_weakILS</text:p>
          </table:table-cell>
          <table:table-cell office:value-type="float" office:value="8138.8" calcext:value-type="float">
            <text:p>8138.8</text:p>
          </table:table-cell>
        </table:table-row>
        <table:table-row table:style-name="ro1">
          <table:table-cell office:value-type="string" calcext:value-type="string">
            <text:p>simulated_50genes_weakILS</text:p>
          </table:table-cell>
          <table:table-cell office:value-type="float" office:value="16269.9" calcext:value-type="float">
            <text:p>16269.9</text:p>
          </table:table-cell>
        </table:table-row>
        <table:table-row table:style-name="ro1">
          <table:table-cell table:style-name="ce1" office:value-type="string" calcext:value-type="string">
            <text:p>simulated_100genes_weakILS</text:p>
          </table:table-cell>
          <table:table-cell office:value-type="float" office:value="32536.9" calcext:value-type="float">
            <text:p>32536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2:23:16.311287321</meta:creation-date>
    <dc:date>2018-03-21T22:25:51.417817641</dc:date>
    <meta:editing-duration>PT2M35S</meta:editing-duration>
    <meta:editing-cycles>2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6cm" svg:y="4.201cm" style:legend-expansion="high" chart:style-name="ch2"/>
        <chart:plot-area chart:style-name="ch3" table:cell-range-address="Sheet1.A1:Sheet1.B6" chart:data-source-has-labels="both" svg:x="0.32cm" svg:y="0.18cm" svg:width="11.086cm" svg:height="8.64cm">
          <chartooo:coordinate-region svg:x="2.483cm" svg:y="0.18cm" svg:width="8.807cm" svg:height="4.617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artet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ulated_5genes_weakILS</text:p>
                <draw:g>
                  <svg:desc>Sheet1.A2:Sheet1.A6</svg:desc>
                </draw:g>
              </table:table-cell>
              <table:table-cell office:value-type="float" office:value="1630.4">
                <text:p>1630.4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simulated_15genes_weakILS</text:p>
              </table:table-cell>
              <table:table-cell office:value-type="float" office:value="4871.3">
                <text:p>4871.3</text:p>
              </table:table-cell>
            </table:table-row>
            <table:table-row>
              <table:table-cell office:value-type="string">
                <text:p>simulated_25genes_weakILS</text:p>
              </table:table-cell>
              <table:table-cell office:value-type="float" office:value="8138.8">
                <text:p>8138.8</text:p>
              </table:table-cell>
            </table:table-row>
            <table:table-row>
              <table:table-cell office:value-type="string">
                <text:p>simulated_50genes_weakILS</text:p>
              </table:table-cell>
              <table:table-cell office:value-type="float" office:value="16269.9">
                <text:p>16269.9</text:p>
              </table:table-cell>
            </table:table-row>
            <table:table-row>
              <table:table-cell office:value-type="string">
                <text:p>simulated_100genes_weakILS</text:p>
              </table:table-cell>
              <table:table-cell office:value-type="float" office:value="32536.9">
                <text:p>3253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